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fd34" officeooo:paragraph-rsid="0001fd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s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5T23:35:06.938000000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4.5.1$Windows_X86_64 LibreOffice_project/9c0871452b3918c1019dde9bfac75448afc4b57f</meta:generator>
  </office:meta>
</office:document-meta>
</file>